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2855" officeooo:paragraph-rsid="001e2855"/>
    </style:style>
    <style:style style:name="P2" style:family="paragraph" style:parent-style-name="Standard">
      <style:text-properties officeooo:rsid="00201cf0" officeooo:paragraph-rsid="00201cf0"/>
    </style:style>
    <style:style style:name="P3" style:family="paragraph" style:parent-style-name="Standard">
      <style:text-properties officeooo:rsid="0021d59a" officeooo:paragraph-rsid="0021d59a"/>
    </style:style>
    <style:style style:name="P4" style:family="paragraph" style:parent-style-name="Standard">
      <style:text-properties officeooo:rsid="00235f33" officeooo:paragraph-rsid="00235f33"/>
    </style:style>
    <style:style style:name="P5" style:family="paragraph" style:parent-style-name="Standard">
      <style:text-properties officeooo:rsid="002641d1" officeooo:paragraph-rsid="002641d1"/>
    </style:style>
    <style:style style:name="P6" style:family="paragraph" style:parent-style-name="Standard">
      <style:text-properties officeooo:rsid="002717dc" officeooo:paragraph-rsid="002717dc"/>
    </style:style>
    <style:style style:name="P7" style:family="paragraph" style:parent-style-name="Standard">
      <style:text-properties officeooo:rsid="0028686b" officeooo:paragraph-rsid="0028686b"/>
    </style:style>
    <style:style style:name="P8" style:family="paragraph" style:parent-style-name="Standard">
      <style:text-properties officeooo:rsid="002c098d" officeooo:paragraph-rsid="002c098d"/>
    </style:style>
    <style:style style:name="P9" style:family="paragraph" style:parent-style-name="Standard">
      <style:text-properties officeooo:rsid="002f72f9" officeooo:paragraph-rsid="002f72f9"/>
    </style:style>
    <style:style style:name="P10" style:family="paragraph" style:parent-style-name="Standard">
      <style:text-properties officeooo:rsid="003ba54e" officeooo:paragraph-rsid="003ba54e"/>
    </style:style>
    <style:style style:name="P11" style:family="paragraph" style:parent-style-name="Standard">
      <style:text-properties officeooo:rsid="003e3393" officeooo:paragraph-rsid="003e3393"/>
    </style:style>
    <style:style style:name="P12" style:family="paragraph" style:parent-style-name="Standard">
      <style:text-properties officeooo:rsid="004026ea" officeooo:paragraph-rsid="004026ea"/>
    </style:style>
    <style:style style:name="P13" style:family="paragraph" style:parent-style-name="Standard">
      <style:text-properties officeooo:rsid="00434c80" officeooo:paragraph-rsid="00434c80"/>
    </style:style>
    <style:style style:name="P14" style:family="paragraph" style:parent-style-name="Standard">
      <style:text-properties officeooo:rsid="004bda2f" officeooo:paragraph-rsid="004bda2f"/>
    </style:style>
    <style:style style:name="P15" style:family="paragraph" style:parent-style-name="Standard">
      <style:text-properties officeooo:rsid="005306d2" officeooo:paragraph-rsid="005306d2"/>
    </style:style>
    <style:style style:name="P16" style:family="paragraph" style:parent-style-name="Standard">
      <style:text-properties officeooo:rsid="005b0cbf" officeooo:paragraph-rsid="005b0cbf"/>
    </style:style>
    <style:style style:name="P17" style:family="paragraph" style:parent-style-name="Standard">
      <style:text-properties officeooo:rsid="005b3524" officeooo:paragraph-rsid="005b3524"/>
    </style:style>
    <style:style style:name="P18" style:family="paragraph" style:parent-style-name="Standard">
      <style:text-properties officeooo:rsid="005d33bc" officeooo:paragraph-rsid="005d33bc"/>
    </style:style>
    <style:style style:name="P19" style:family="paragraph" style:parent-style-name="Standard">
      <style:text-properties officeooo:rsid="00610232" officeooo:paragraph-rsid="00610232"/>
    </style:style>
    <style:style style:name="P20" style:family="paragraph" style:parent-style-name="Standard">
      <style:text-properties officeooo:rsid="0067b24b" officeooo:paragraph-rsid="0067b24b"/>
    </style:style>
    <style:style style:name="P21" style:family="paragraph" style:parent-style-name="Standard">
      <style:text-properties officeooo:rsid="006b1332" officeooo:paragraph-rsid="006b1332"/>
    </style:style>
    <style:style style:name="P22" style:family="paragraph" style:parent-style-name="Standard">
      <style:text-properties officeooo:rsid="006ca711" officeooo:paragraph-rsid="006ca711"/>
    </style:style>
    <style:style style:name="P23" style:family="paragraph" style:parent-style-name="Standard">
      <style:text-properties officeooo:rsid="006de43c" officeooo:paragraph-rsid="006de43c"/>
    </style:style>
    <style:style style:name="P24" style:family="paragraph" style:parent-style-name="Standard">
      <style:text-properties officeooo:rsid="0073ac50" officeooo:paragraph-rsid="0073ac50"/>
    </style:style>
    <style:style style:name="P25" style:family="paragraph" style:parent-style-name="Standard">
      <style:text-properties officeooo:rsid="0077255c" officeooo:paragraph-rsid="0077255c"/>
    </style:style>
    <style:style style:name="P26" style:family="paragraph" style:parent-style-name="Standard">
      <style:text-properties officeooo:rsid="007a45ad" officeooo:paragraph-rsid="007a45ad"/>
    </style:style>
    <style:style style:name="P27" style:family="paragraph" style:parent-style-name="Standard">
      <style:text-properties officeooo:rsid="007ebfb7" officeooo:paragraph-rsid="007ebfb7"/>
    </style:style>
    <style:style style:name="T1" style:family="text">
      <style:text-properties officeooo:rsid="0022f80f"/>
    </style:style>
    <style:style style:name="T2" style:family="text">
      <style:text-properties officeooo:rsid="0024cb86"/>
    </style:style>
    <style:style style:name="T3" style:family="text">
      <style:text-properties officeooo:rsid="0028686b"/>
    </style:style>
    <style:style style:name="T4" style:family="text">
      <style:text-properties officeooo:rsid="00292cb8"/>
    </style:style>
    <style:style style:name="T5" style:family="text">
      <style:text-properties officeooo:rsid="002dc537"/>
    </style:style>
    <style:style style:name="T6" style:family="text">
      <style:text-properties officeooo:rsid="00302130"/>
    </style:style>
    <style:style style:name="T7" style:family="text">
      <style:text-properties officeooo:rsid="0044a57a"/>
    </style:style>
    <style:style style:name="T8" style:family="text">
      <style:text-properties officeooo:rsid="005504e8"/>
    </style:style>
    <style:style style:name="T9" style:family="text">
      <style:text-properties officeooo:rsid="005dd77c"/>
    </style:style>
    <style:style style:name="T10" style:family="text">
      <style:text-properties officeooo:rsid="0062a7ec"/>
    </style:style>
    <style:style style:name="T11" style:family="text">
      <style:text-properties officeooo:rsid="00682075"/>
    </style:style>
    <style:style style:name="T12" style:family="text">
      <style:text-properties officeooo:rsid="006d76cc"/>
    </style:style>
    <style:style style:name="T13" style:family="text">
      <style:text-properties officeooo:rsid="007fc9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microbial ecology of bees, and engineering protective microbiomes </text:p>
      <text:p text:style-name="P1">Dr Peter Graystock </text:p>
      <text:p text:style-name="P1"/>
      <text:p text:style-name="P2">Movment of microparasirtes within plant-pollinator communities</text:p>
      <text:p text:style-name="P2"/>
      <text:p text:style-name="P2">Pollinators are important, estimate worth $153bn pa globally. Pollinators are potentially declining. </text:p>
      <text:p text:style-name="P2"/>
      <text:p text:style-name="P2">Role of flowers exposing bees to threats – parasites, toxins etc. </text:p>
      <text:p text:style-name="P3">Flowers can be centres for parasite transmission – flight cage experiments show that transmission of parasites across spp. <text:span text:style-name="T1">Which can get back into the hives of other spp. </text:span></text:p>
      <text:p text:style-name="P4">Interesting result in that platform flowers had fewer parasites on them than bell shaped flowers Contact with flower is key to parasite tra<text:span text:style-name="T2">nsmission. </text:span></text:p>
      <text:p text:style-name="P4"/>
      <text:p text:style-name="P5">Moving forward, how realistic were flight cage experiments? Fieldwork ensues (in New York). </text:p>
      <text:p text:style-name="P6">Good sample sizes, upward of 5000 bee-flower interactions. <text:span text:style-name="T3">Screened for parasites. </text:span></text:p>
      <text:p text:style-name="P7">Do wild bees have parasites? Yes they do (somewhat unsurprisingly). <text:span text:style-name="T4">42% of bee spp screened had parasites, and 16% of all individual bees had parasites. </text:span></text:p>
      <text:p text:style-name="P7"/>
      <text:p text:style-name="P8">Do wild flowers have bee parasites on them? Yes they do! Structuring in what flowers have what parasites. <text:s/><text:span text:style-name="T5">70% of flower spp have parasites, 14% of individual flowers have parasites. </text:span></text:p>
      <text:p text:style-name="P8"/>
      <text:p text:style-name="P9">Is there a link between flower and bee parasite prevelance? <text:span text:style-name="T6">Appears to be so, yes. Clustering of data, expected if transmission is based on some common factor. Some seem to have other mechanisms working alongside flower-bee interaction. </text:span></text:p>
      <text:p text:style-name="P9"/>
      <text:p text:style-name="P10">Interestingly, flowers with parasites tend to be foraged by parasite laden bees. Not all flowers foraged by parasite laden bees become transmission hubs. </text:p>
      <text:p text:style-name="P10"/>
      <text:p text:style-name="P11">Network inference </text:p>
      <text:p text:style-name="P11">Microbiome – talking specifically about bateria in this case</text:p>
      <text:p text:style-name="P12">Dominated by a few significant members of the bacterial community in bees. </text:p>
      <text:p text:style-name="P13">Different bee spp have slightly different microbiome. <text:span text:style-name="T7">Social bees have a ‘social core’ of microbes. </text:span></text:p>
      <text:p text:style-name="P13"/>
      <text:p text:style-name="P14">Microbiomes in bumblebees reduce parasite virulence (bacteria help reduce parasite effects).</text:p>
      <text:p text:style-name="P15">Sometimes cause mutual exclusion, some co-occur. <text:span text:style-name="T8">Unexpected that in one parasite spp which is virulently reduced in healthy microbiome it co-occurs, but causes change in microbiome, introducing environmental bacteria into bee microbiome.</text:span></text:p>
      <text:p text:style-name="P15"/>
      <text:p text:style-name="P16">Soil toxins affecting bumblebee microbiome</text:p>
      <text:p text:style-name="P17">Selenium pollution; heavy metal. UK, west country, wales and north. Plants have adapted to incorporate selenium to combat predation. However incorporated into pollen, which would be toxic to bees. </text:p>
      <text:p text:style-name="P18">Bumblebees not deterred by this, they still forage. <text:span text:style-name="T9">Selenium is toxic to bees, data collected in this experiment was used to produce LD50 for selenium in bees. Concentrations found in UK soil <text:s/>would kill bees in 3days if they ate the soil. </text:span></text:p>
      <text:p text:style-name="P18"/>
      <text:p text:style-name="P19">Do core microbes change with selenium concentration? Yes <text:span text:style-name="T10">some decrease in abundance. </text:span></text:p>
      <text:p text:style-name="P20">Does microbiome influence bee survival in selenium presence? <text:span text:style-name="T11">Yes, those without microbiome die fastest, suggesting microbiome does help resist selenium poisoning. </text:span></text:p>
      <text:p text:style-name="P20"/>
      <text:p text:style-name="P21">Manipulation bumblebee microbiome</text:p>
      <text:p text:style-name="P22">Many methods – probiotic, antibiotic, phage, xenobiotic, <text:span text:style-name="T12">etc. Chemical and cultural etc methods. </text:span></text:p>
      <text:p text:style-name="P23"><text:soft-page-break/>Probiotics – works in the lab, not in the field. <text:s/></text:p>
      <text:p text:style-name="P24">Changing the microbiome to increase pesticide resistance. </text:p>
      <text:p text:style-name="P25">Big issue as pesticides are a primary cause of pollinator decline. </text:p>
      <text:p text:style-name="P27">Bees used in the below are of the same hive line so little genetic change</text:p>
      <text:p text:style-name="P26">Variation in microbiome, allowed to reach mature microbiome and then exposed to LD50 pesticide. Microbiome of surviving bees is selected, fresh and sterie bees inoculated, process is repeated. Expect a pattern of increased survival if microbiome has any effect on ressitance to pesticde. <text:span text:style-name="T13">And pattern of increased survival does happen. Very cool. No mechanistic explaination of this yet, but still interesting that there appears to be a link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2:58:41.763174116</meta:creation-date>
    <dc:date>2019-02-21T13:56:51.616576880</dc:date>
    <meta:editing-duration>PT57M40S</meta:editing-duration>
    <meta:editing-cycles>59</meta:editing-cycles>
    <meta:generator>LibreOffice/6.0.7.3$Linux_X86_64 LibreOffice_project/00m0$Build-3</meta:generator>
    <meta:document-statistic meta:table-count="0" meta:image-count="0" meta:object-count="0" meta:page-count="2" meta:paragraph-count="31" meta:word-count="543" meta:character-count="3670" meta:non-whitespace-character-count="3126"/>
  </office:meta>
</office:document-meta>
</file>